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3" text:style-name="P12"><text:span text:style-name="T8">修改应用的名称</text:span></text:h>
      <text:p text:style-name="P6"><text:span text:style-name="T8"><text:s text:c="4"/>当前代码应用 运行名称calligra word</text:span></text:p>
      <text:p text:style-name="P6"><text:span text:style-name="T8">参考https://techbase.kde.org/Development/Tutorials/Using_KActions#XMLGUI</text:span></text:p>
      <text:p text:style-name="P6"><text:span text:style-name="T8">修改为word</text:span></text:p>
      <text:p text:style-name="P6"><text:span text:style-name="T8">代码位置(第一个参数设置默认名称.第二个参数为首选参数)</text:span></text:p>
      <text:p text:style-name="P6"><text:span text:style-name="T8">KAboutData * aboutData = new KAboutData( .....</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8">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8">gmail新注册未手机验证！！</text:span></text:p>
      <text:p text:style-name="P6"><text:span text:style-name="T8">bitter4live</text:span></text:p>
      <text:p text:style-name="P6"><text:span text:style-name="T8">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8">一、文档的基本分类</text:span></text:p>
      <text:p text:style-name="P6"><text:span text:style-name="T8">1、富文本:就是指的符合 HTML 语言规范的文本。Qt 的富文本文档是指由段落、框架、表</text:span></text:p>
      <text:p text:style-name="P6"><text:span text:style-name="T8">格、列表、HTML 等组成的文本,因此范围更广。</text:span></text:p>
      <text:p text:style-name="P6"><text:span text:style-name="T8">2、文档(document)、文本(text)、段落(paragraph)、字符(char)、文档元素(文档对象)</text:span></text:p>
      <text:p text:style-name="P6"><text:span text:style-name="T8">1、文档由文本组成,文本由段落、文档元素组成,段落由字符组成。</text:span></text:p>
      <text:p text:style-name="P6"><text:span text:style-name="T8">2、文档元素:</text:span></text:p>
      <text:p text:style-name="P6"><text:span text:style-name="T8">文档(document )除了可以包含纯文本外,还可包含表格、列表、图像等其他对象,这</text:span></text:p>
      <text:p text:style-name="P6"><text:span text:style-name="T8">些对象被称为文档元素。</text:span></text:p>
      <text:p text:style-name="P6"><text:span text:style-name="T8">3、段落(paragraph):理论上来讲,一个段落可以包含表格、列表、字符、图像等内容,</text:span></text:p>
      <text:p text:style-name="P6"><text:span text:style-name="T8">但实际实现时可能只会包含纯文本。</text:span></text:p>
      <text:p text:style-name="P6"><text:span text:style-name="T8">二、Qt 对文档的描述</text:span></text:p>
      <text:p text:style-name="P6"><text:span text:style-name="T8">1、文本片段简称片段(fragment)</text:span></text:p>
      <text:p text:style-name="P6"><text:span text:style-name="T8">文本片段是指在一文本块中具有相同属性的一部分字符的集合。</text:span></text:p>
      <text:p text:style-name="P6"><text:span text:style-name="T8">2、文本块简称块(block):</text:span></text:p>
      <text:p text:style-name="P6"><text:span text:style-name="T8">1、块由换行符分隔,在文本编辑器中每按一次 Enter 键就产生一个文本块,即使该块什</text:span></text:p>
      <text:p text:style-name="P6"><text:span text:style-name="T8">么内容也没有。注意:自动换行产生的换行不会形成一个文本块(因为不是由换行符分</text:span></text:p>
      <text:p text:style-name="P6"><text:span text:style-name="T8">融的)。</text:span></text:p>
      <text:p text:style-name="P6"><text:span text:style-name="T8">2、文本块将具有不同字符格式的文本片段组合在一起,并用于表示文档中的段落(即文</text:span></text:p>
      <text:p text:style-name="P6"><text:span text:style-name="T8">本块就是段落,因此这两个概念是相同的)。因此文本块包含一个或多个文本片段。</text:span></text:p>
      <text:p text:style-name="P6"><text:span text:style-name="T8">3、文本块在 Qt 中用于分隔其他文档元素,由于这个原因,文本块不能包含表格、框架</text:span></text:p>
      <text:p text:style-name="P6"><text:span text:style-name="T8">等对象</text:span></text:p>
      <text:p text:style-name="P6"/>
      <text:p text:style-name="P6"/>
      <text:p text:style-name="P6">临时文字</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text:span text:style-name="T17">参考 医疗软件https://sourceforge.net/p/xmedcon/code/ci/master/tree/</text:span></text:p>
      <text:p text:style-name="P17"/>
      <text:p text:style-name="P17"><text:span text:style-name="T17">20210130---考虑测试一个demo验证绘制文字</text:span></text:p>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Footnote" style:display-name="Footnote" style:family="paragraph" style:next-style-name=""/>
    <style:style style:name="Bibliography_20custom5" style:display-name="Bibliography custom5" style:family="paragraph"/>
    <style:style style:name="Endnote" style:display-name="Endnote" style:family="paragraph" style:next-style-nam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Contents_205" style:display-name="Contents 5" style:family="paragraph">
      <style:paragraph-properties fo:margin-left="32.000000000000000pt"/>
    </style:style>
    <style:style style:name="Head_202" style:default-outline-level="2" style:display-name="Head 2" style:family="paragraph" style:next-style-name="Standard">
      <style:text-properties fo:font-size="16.000000000000000pt" fo:font-weight="bold"/>
    </style:style>
    <style:style style:name="Contents_204" style:display-name="Contents 4" style:family="paragraph">
      <style:paragraph-properties fo:margin-left="24.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Bibliography_20booklet" style:display-name="Bibliography booklet" style:family="paragraph"/>
    <style:style style:name="Bibliography_20book" style:display-name="Bibliography book" style:family="paragraph"/>
    <style:style style:name="Bibliography_20email" style:display-name="Bibliography email" style:family="paragraph"/>
    <style:style style:name="Bibliography_20conference" style:display-name="Bibliography conference" style:family="paragraph"/>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Bibliography_20article" style:display-name="Bibliography article" style:family="paragraph"/>
    <style:style style:name="Contents_2010" style:display-name="Contents 10" style:family="paragraph">
      <style:paragraph-properties fo:margin-left="72.000000000000000pt"/>
    </style:style>
    <style:style style:name="Bibliography_20mastersthesis" style:display-name="Bibliography mastersthesis" style:family="paragraph"/>
    <style:style style:name="Bibliography_20manual" style:display-name="Bibliography manual" style:family="paragraph"/>
    <style:style style:name="Bibliography_20phdthesis" style:display-name="Bibliography phdthesis" style:family="paragraph"/>
    <style:style style:name="Bibliography_20misc" style:display-name="Bibliography misc" style:family="paragraph"/>
    <style:style style:name="Bibliography_20incollection" style:display-name="Bibliography incollection" style:family="paragraph"/>
    <style:style style:name="Bibliography_20inbook" style:display-name="Bibliography inbook" style:family="paragraph"/>
    <style:style style:name="Bibliography_20journal" style:display-name="Bibliography journal" style:family="paragraph"/>
    <style:style style:name="Bibliography_20inproceedings" style:display-name="Bibliography inproceedings" style:family="paragraph"/>
    <style:style style:name="Bibliography_20custom2" style:display-name="Bibliography custom2" style:family="paragraph"/>
    <style:style style:name="Bibliography_20custom1" style:display-name="Bibliography custom1" style:family="paragraph"/>
    <style:style style:name="Bibliography_20custom4" style:display-name="Bibliography custom4" style:family="paragraph"/>
    <style:style style:name="Bibliography_20custom3" style:display-name="Bibliography custom3" style:family="paragraph"/>
    <style:style style:name="Bibliography_20techreport" style:display-name="Bibliography techreport" style:family="paragraph"/>
    <style:style style:name="Bibliography_20proceedings" style:display-name="Bibliography proceedings" style:family="paragraph"/>
    <style:style style:name="Bibliography_20www" style:display-name="Bibliography www" style:family="paragraph"/>
    <style:style style:name="Bibliography_20unpublished" style:display-name="Bibliography unpublished" style:family="paragraph"/>
    <style:style style:name="Endnote_20anchor" style:display-name="Endnote anchor" style:family="text">
      <style:text-properties style:text-position="super"/>
    </style:style>
    <style:style style:name="Footnote_20Symbol" style:display-name="Footnote Symbol" style:family="text"/>
    <style:style style:name="Endnote_20Symbol" style:display-name="End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511</meta:editing-cycles>
    <dc:date>2022-02-16T10:35:02</dc:date>
    <meta:creation-date>2008-08-22T11:41:04</meta:creation-date>
  </office:meta>
</office:document-meta>
</file>